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cccccc" draw:opacity="100%"/>
      <style:paragraph-properties fo:background-color="#cccccc"/>
      <style:text-properties fo:font-size="13pt" style:font-size-asian="13pt" style:font-size-complex="13pt"/>
    </style:style>
    <style:style style:name="P2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c9629" style:font-size-asian="13pt" style:font-size-complex="13pt"/>
    </style:style>
    <style:style style:name="P3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c9629" officeooo:paragraph-rsid="000c9629" style:font-size-asian="13pt" style:font-size-complex="13pt"/>
    </style:style>
    <style:style style:name="P4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c9629" officeooo:paragraph-rsid="000da4b0" style:font-size-asian="13pt" style:font-size-complex="13pt"/>
    </style:style>
    <style:style style:name="P5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da4b0" officeooo:paragraph-rsid="000da4b0" style:font-size-asian="13pt" style:font-size-complex="13pt"/>
    </style:style>
    <style:style style:name="P6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paragraph-rsid="000da4b0" style:font-size-asian="13pt" style:font-size-complex="13pt"/>
    </style:style>
    <style:style style:name="P7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f3c3e" officeooo:paragraph-rsid="000f3c3e" style:font-size-asian="13pt" style:font-size-complex="13pt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fo:font-size="13pt" style:text-underline-style="solid" style:text-underline-width="auto" style:text-underline-color="font-color" officeooo:rsid="000c9629" officeooo:paragraph-rsid="000c9629" style:font-size-asian="13pt" style:font-size-complex="13pt"/>
    </style:style>
    <style:style style:name="P9" style:family="paragraph" style:parent-style-name="Standard">
      <loext:graphic-properties draw:fill="solid" draw:fill-color="#cccccc" draw:opacity="100%"/>
      <style:paragraph-properties fo:background-color="#cccccc"/>
      <style:text-properties fo:font-size="13pt" fo:font-style="italic" officeooo:rsid="000c9629" officeooo:paragraph-rsid="000c9629" style:font-size-asian="13pt" style:font-style-asian="italic" style:font-size-complex="13pt" style:font-style-complex="italic"/>
    </style:style>
    <style:style style:name="P10" style:family="paragraph" style:parent-style-name="Standard">
      <loext:graphic-properties draw:fill="solid" draw:fill-color="#000000" draw:opacity="100%"/>
      <style:paragraph-properties fo:text-align="center" style:justify-single-word="false" fo:background-color="#000000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loext:graphic-properties draw:fill="solid" draw:fill-color="#000000" draw:opacity="100%"/>
      <style:paragraph-properties fo:text-align="center" style:justify-single-word="false" fo:background-color="#000000"/>
      <style:text-properties fo:font-size="15pt" style:font-size-asian="15pt" style:font-size-complex="15pt"/>
    </style:style>
    <style:style style:name="P12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fo:font-style="italic" officeooo:rsid="000c9629" officeooo:paragraph-rsid="000c9629" style:font-size-asian="13pt" style:font-style-asian="italic" style:font-size-complex="13pt" style:font-style-complex="italic"/>
    </style:style>
    <style:style style:name="P13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rsid="000c9629" officeooo:paragraph-rsid="000c9629" style:font-size-asian="13pt" style:font-size-complex="13pt"/>
    </style:style>
    <style:style style:name="P14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rsid="000da4b0" officeooo:paragraph-rsid="000da4b0" style:font-size-asian="13pt" style:font-size-complex="13pt"/>
    </style:style>
    <style:style style:name="P15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paragraph-rsid="000da4b0" style:font-size-asian="13pt" style:font-size-complex="13pt"/>
    </style:style>
    <style:style style:name="P16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rsid="000f3c3e" officeooo:paragraph-rsid="000f3c3e" style:font-size-asian="13pt" style:font-size-complex="13pt"/>
    </style:style>
    <style:style style:name="P17" style:family="paragraph" style:parent-style-name="Standard">
      <loext:graphic-properties draw:fill="solid" draw:fill-color="#cccccc" draw:opacity="100%"/>
      <style:paragraph-properties fo:background-color="#cccccc"/>
      <style:text-properties fo:color="#158466" officeooo:paragraph-rsid="000da4b0"/>
    </style:style>
    <style:style style:name="P18" style:family="paragraph" style:parent-style-name="Standard">
      <loext:graphic-properties draw:fill="solid" draw:fill-color="#cccccc" draw:opacity="100%"/>
      <style:paragraph-properties fo:background-color="#cccccc"/>
      <style:text-properties fo:color="#158466" officeooo:rsid="0010ccd7" officeooo:paragraph-rsid="0010ccd7"/>
    </style:style>
    <style:style style:name="P19" style:family="paragraph" style:parent-style-name="Standard">
      <loext:graphic-properties draw:fill="solid" draw:fill-color="#cccccc" draw:opacity="100%"/>
      <style:paragraph-properties fo:background-color="#cccccc"/>
      <style:text-properties officeooo:paragraph-rsid="000f3c3e"/>
    </style:style>
    <style:style style:name="P20" style:family="paragraph" style:parent-style-name="Standard">
      <loext:graphic-properties draw:fill="solid" draw:fill-color="#cccccc" draw:opacity="100%"/>
      <style:paragraph-properties fo:background-color="#cccccc"/>
      <style:text-properties fo:color="#800080" fo:font-size="13pt" officeooo:rsid="000da4b0" officeooo:paragraph-rsid="000da4b0" style:font-size-asian="13pt" style:font-size-complex="13pt"/>
    </style:style>
    <style:style style:name="P21" style:family="paragraph" style:parent-style-name="Standard">
      <loext:graphic-properties draw:fill="solid" draw:fill-color="#cccccc" draw:opacity="100%"/>
      <style:paragraph-properties fo:background-color="#cccccc"/>
      <style:text-properties fo:color="#800080" officeooo:paragraph-rsid="000da4b0"/>
    </style:style>
    <style:style style:name="P22" style:family="paragraph" style:parent-style-name="Standard">
      <loext:graphic-properties draw:fill="solid" draw:fill-color="#cccccc" draw:opacity="100%"/>
      <style:paragraph-properties fo:background-color="#cccccc"/>
      <style:text-properties fo:color="#000000" officeooo:rsid="000f57f8" officeooo:paragraph-rsid="000f57f8"/>
    </style:style>
    <style:style style:name="P23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style:text-underline-style="none" officeooo:rsid="000da4b0" officeooo:paragraph-rsid="000da4b0" style:font-size-asian="13pt" style:font-size-complex="13pt"/>
    </style:style>
    <style:style style:name="P24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style:text-underline-style="none" officeooo:rsid="001455de" officeooo:paragraph-rsid="001455de" style:font-size-asian="13pt" style:font-size-complex="13pt"/>
    </style:style>
    <style:style style:name="P25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rsid="001455de" officeooo:paragraph-rsid="001455de" style:font-size-asian="13pt" style:font-size-complex="13pt"/>
    </style:style>
    <style:style style:name="P26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rsid="00191d0b" officeooo:paragraph-rsid="00191d0b" style:font-size-asian="13pt" style:font-size-complex="13pt"/>
    </style:style>
    <style:style style:name="P27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rsid="00194f41" officeooo:paragraph-rsid="00194f41" style:font-size-asian="13pt" style:font-size-complex="13pt"/>
    </style:style>
    <style:style style:name="P28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rsid="001b5d0a" officeooo:paragraph-rsid="001b5d0a" style:font-size-asian="13pt" style:font-size-complex="13pt"/>
    </style:style>
    <style:style style:name="P29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rsid="001c977e" officeooo:paragraph-rsid="001c977e" style:font-size-asian="13pt" style:font-size-complex="13pt"/>
    </style:style>
    <style:style style:name="P30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rsid="001e4a24" officeooo:paragraph-rsid="001e4a24" style:font-size-asian="13pt" style:font-size-complex="13pt"/>
    </style:style>
    <style:style style:name="P31" style:family="paragraph" style:parent-style-name="Standard">
      <loext:graphic-properties draw:fill="solid" draw:fill-color="#cccccc" draw:opacity="100%"/>
      <style:paragraph-properties fo:background-color="#cccccc"/>
      <style:text-properties fo:font-size="13pt" style:text-underline-style="none" officeooo:rsid="000c9629" officeooo:paragraph-rsid="000c9629" style:font-size-asian="13pt" style:font-size-complex="13pt"/>
    </style:style>
    <style:style style:name="P32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da4b0" officeooo:paragraph-rsid="000da4b0" style:font-size-asian="13pt" style:font-size-complex="13pt"/>
    </style:style>
    <style:style style:name="P33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c9629" officeooo:paragraph-rsid="000c9629" style:font-size-asian="13pt" style:font-size-complex="13pt"/>
    </style:style>
    <style:style style:name="P34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c9629" officeooo:paragraph-rsid="000da4b0" style:font-size-asian="13pt" style:font-size-complex="13pt"/>
    </style:style>
    <style:style style:name="P35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c9629" officeooo:paragraph-rsid="001749c2" style:font-size-asian="13pt" style:font-size-complex="13pt"/>
    </style:style>
    <style:style style:name="P36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c9629" officeooo:paragraph-rsid="002d94d1" style:font-size-asian="13pt" style:font-size-complex="13pt"/>
    </style:style>
    <style:style style:name="P37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1455de" officeooo:paragraph-rsid="001455de" style:font-size-asian="13pt" style:font-size-complex="13pt"/>
    </style:style>
    <style:style style:name="P38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194f41" officeooo:paragraph-rsid="00194f41" style:font-size-asian="13pt" style:font-size-complex="13pt"/>
    </style:style>
    <style:style style:name="P39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194f41" officeooo:paragraph-rsid="001b1f49" style:font-size-asian="13pt" style:font-size-complex="13pt"/>
    </style:style>
    <style:style style:name="P40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1b5d0a" officeooo:paragraph-rsid="001b5d0a" style:font-size-asian="13pt" style:font-size-complex="13pt"/>
    </style:style>
    <style:style style:name="P41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1c977e" officeooo:paragraph-rsid="001c977e" style:font-size-asian="13pt" style:font-size-complex="13pt"/>
    </style:style>
    <style:style style:name="P42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1c977e" officeooo:paragraph-rsid="001dec71" style:font-size-asian="13pt" style:font-size-complex="13pt"/>
    </style:style>
    <style:style style:name="P43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1c977e" officeooo:paragraph-rsid="001e4a24" style:font-size-asian="13pt" style:font-size-complex="13pt"/>
    </style:style>
    <style:style style:name="P44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1c977e" officeooo:paragraph-rsid="002500f4" style:font-size-asian="13pt" style:font-size-complex="13pt"/>
    </style:style>
    <style:style style:name="P45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1e4a24" officeooo:paragraph-rsid="001c977e" style:font-size-asian="13pt" style:font-size-complex="13pt"/>
    </style:style>
    <style:style style:name="P46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1e4a24" officeooo:paragraph-rsid="001e4a24" style:font-size-asian="13pt" style:font-size-complex="13pt"/>
    </style:style>
    <style:style style:name="P47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1e4a24" officeooo:paragraph-rsid="00247d5c" style:font-size-asian="13pt" style:font-size-complex="13pt"/>
    </style:style>
    <style:style style:name="P48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1e4a24" officeooo:paragraph-rsid="002500f4" style:font-size-asian="13pt" style:font-size-complex="13pt"/>
    </style:style>
    <style:style style:name="P49" style:family="paragraph" style:parent-style-name="Standard">
      <loext:graphic-properties draw:fill="solid" draw:fill-color="#cccccc" draw:opacity="100%"/>
      <style:paragraph-properties fo:background-color="#cccccc"/>
      <style:text-properties officeooo:paragraph-rsid="001455de"/>
    </style:style>
    <style:style style:name="P50" style:family="paragraph" style:parent-style-name="Standard">
      <loext:graphic-properties draw:fill="solid" draw:fill-color="#cccccc" draw:opacity="100%"/>
      <style:paragraph-properties fo:background-color="#cccccc"/>
      <style:text-properties officeooo:paragraph-rsid="000c9629"/>
    </style:style>
    <style:style style:name="P51" style:family="paragraph" style:parent-style-name="Standard">
      <loext:graphic-properties draw:fill="solid" draw:fill-color="#cccccc" draw:opacity="100%"/>
      <style:paragraph-properties fo:background-color="#cccccc"/>
      <style:text-properties fo:color="#800080" fo:font-size="13pt" officeooo:rsid="00194f41" officeooo:paragraph-rsid="00194f41" style:font-size-asian="13pt" style:font-size-complex="13pt"/>
    </style:style>
    <style:style style:name="P52" style:family="paragraph" style:parent-style-name="Standard">
      <loext:graphic-properties draw:fill="solid" draw:fill-color="#cccccc" draw:opacity="100%"/>
      <style:paragraph-properties fo:background-color="#cccccc"/>
      <style:text-properties fo:color="#800080" officeooo:paragraph-rsid="000da4b0"/>
    </style:style>
    <style:style style:name="P53" style:family="paragraph" style:parent-style-name="Standard">
      <loext:graphic-properties draw:fill="solid" draw:fill-color="#cccccc" draw:opacity="100%"/>
      <style:paragraph-properties fo:background-color="#cccccc"/>
      <style:text-properties fo:color="#800080" officeooo:rsid="0026354c" officeooo:paragraph-rsid="0026354c"/>
    </style:style>
    <style:style style:name="P54" style:family="paragraph" style:parent-style-name="Standard">
      <loext:graphic-properties draw:fill="solid" draw:fill-color="#cccccc" draw:opacity="100%"/>
      <style:paragraph-properties fo:background-color="#cccccc"/>
      <style:text-properties officeooo:paragraph-rsid="00194f41"/>
    </style:style>
    <style:style style:name="P55" style:family="paragraph" style:parent-style-name="Standard">
      <loext:graphic-properties draw:fill="solid" draw:fill-color="#cccccc" draw:opacity="100%"/>
      <style:paragraph-properties fo:background-color="#cccccc"/>
      <style:text-properties fo:color="#000000" fo:font-weight="normal" officeooo:rsid="000f57f8" officeooo:paragraph-rsid="000f57f8" style:font-weight-asian="normal" style:font-weight-complex="normal"/>
    </style:style>
    <style:style style:name="P56" style:family="paragraph" style:parent-style-name="Standard">
      <loext:graphic-properties draw:fill="solid" draw:fill-color="#cccccc" draw:opacity="100%"/>
      <style:paragraph-properties fo:background-color="#cccccc"/>
      <style:text-properties officeooo:paragraph-rsid="001b5d0a"/>
    </style:style>
    <style:style style:name="P57" style:family="paragraph" style:parent-style-name="Standard">
      <loext:graphic-properties draw:fill="solid" draw:fill-color="#cccccc" draw:opacity="100%"/>
      <style:paragraph-properties fo:background-color="#cccccc"/>
      <style:text-properties officeooo:paragraph-rsid="001dec71"/>
    </style:style>
    <style:style style:name="P58" style:family="paragraph" style:parent-style-name="Standard">
      <loext:graphic-properties draw:fill="solid" draw:fill-color="#cccccc" draw:opacity="100%"/>
      <style:paragraph-properties fo:background-color="#cccccc"/>
      <style:text-properties officeooo:paragraph-rsid="001e4a24"/>
    </style:style>
    <style:style style:name="P59" style:family="paragraph" style:parent-style-name="Standard">
      <loext:graphic-properties draw:fill="solid" draw:fill-color="#cccccc" draw:opacity="100%"/>
      <style:paragraph-properties fo:background-color="#cccccc"/>
      <style:text-properties officeooo:paragraph-rsid="00247d5c"/>
    </style:style>
    <style:style style:name="P60" style:family="paragraph" style:parent-style-name="Standard">
      <loext:graphic-properties draw:fill="solid" draw:fill-color="#cccccc" draw:opacity="100%"/>
      <style:paragraph-properties fo:background-color="#cccccc"/>
      <style:text-properties officeooo:paragraph-rsid="002500f4"/>
    </style:style>
    <style:style style:name="P61" style:family="paragraph" style:parent-style-name="Standard">
      <loext:graphic-properties draw:fill="solid" draw:fill-color="#cccccc" draw:opacity="100%"/>
      <style:paragraph-properties fo:background-color="#cccccc"/>
      <style:text-properties officeooo:rsid="00278716" officeooo:paragraph-rsid="00278716"/>
    </style:style>
    <style:style style:name="P62" style:family="paragraph" style:parent-style-name="Standard">
      <loext:graphic-properties draw:fill="solid" draw:fill-color="#cccccc" draw:opacity="100%"/>
      <style:paragraph-properties fo:background-color="#cccccc"/>
      <style:text-properties officeooo:rsid="00293acd" officeooo:paragraph-rsid="00293acd"/>
    </style:style>
    <style:style style:name="P63" style:family="paragraph" style:parent-style-name="Standard">
      <loext:graphic-properties draw:fill="solid" draw:fill-color="#cccccc" draw:opacity="100%"/>
      <style:paragraph-properties fo:background-color="#cccccc"/>
      <style:text-properties officeooo:rsid="002b0a08" officeooo:paragraph-rsid="002b0a08"/>
    </style:style>
    <style:style style:name="T1" style:family="text">
      <style:text-properties style:text-underline-style="none"/>
    </style:style>
    <style:style style:name="T2" style:family="text">
      <style:text-properties fo:color="#158466"/>
    </style:style>
    <style:style style:name="T3" style:family="text">
      <style:text-properties fo:color="#158466" fo:font-style="italic" style:font-style-asian="italic" style:font-style-complex="italic"/>
    </style:style>
    <style:style style:name="T4" style:family="text">
      <style:text-properties fo:color="#158466" officeooo:rsid="000da4b0"/>
    </style:style>
    <style:style style:name="T5" style:family="text">
      <style:text-properties fo:color="#158466" fo:font-size="13pt" style:font-size-asian="13pt" style:font-size-complex="13pt"/>
    </style:style>
    <style:style style:name="T6" style:family="text">
      <style:text-properties fo:color="#158466" fo:font-size="13pt" officeooo:rsid="001b1f49" style:font-size-asian="13pt" style:font-size-complex="13pt"/>
    </style:style>
    <style:style style:name="T7" style:family="text">
      <style:text-properties fo:color="#158466" officeooo:rsid="001455de"/>
    </style:style>
    <style:style style:name="T8" style:family="text">
      <style:text-properties officeooo:rsid="000da4b0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officeooo:rsid="000da4b0" style:font-size-asian="13pt" style:font-size-complex="13pt"/>
    </style:style>
    <style:style style:name="T11" style:family="text">
      <style:text-properties fo:font-size="13pt" officeooo:rsid="000f3c3e" style:font-size-asian="13pt" style:font-size-complex="13pt"/>
    </style:style>
    <style:style style:name="T12" style:family="text">
      <style:text-properties fo:font-size="13pt" officeooo:rsid="000f57f8" style:font-size-asian="13pt" style:font-size-complex="13pt"/>
    </style:style>
    <style:style style:name="T13" style:family="text">
      <style:text-properties fo:font-size="13pt" officeooo:rsid="000ff07e" style:font-size-asian="13pt" style:font-size-complex="13pt"/>
    </style:style>
    <style:style style:name="T14" style:family="text">
      <style:text-properties fo:font-size="13pt" officeooo:rsid="000c9629" style:font-size-asian="13pt" style:font-size-complex="13pt"/>
    </style:style>
    <style:style style:name="T15" style:family="text">
      <style:text-properties fo:font-size="13pt" officeooo:rsid="001455de" style:font-size-asian="13pt" style:font-size-complex="13pt"/>
    </style:style>
    <style:style style:name="T16" style:family="text">
      <style:text-properties fo:font-size="13pt" officeooo:rsid="00194f41" style:font-size-asian="13pt" style:font-size-complex="13pt"/>
    </style:style>
    <style:style style:name="T17" style:family="text">
      <style:text-properties fo:font-size="13pt" officeooo:rsid="001b1f49" style:font-size-asian="13pt" style:font-size-complex="13pt"/>
    </style:style>
    <style:style style:name="T18" style:family="text">
      <style:text-properties fo:font-size="13pt" officeooo:rsid="00191d0b" style:font-size-asian="13pt" style:font-size-complex="13pt"/>
    </style:style>
    <style:style style:name="T19" style:family="text">
      <style:text-properties fo:font-size="13pt" officeooo:rsid="001b5d0a" style:font-size-asian="13pt" style:font-size-complex="13pt"/>
    </style:style>
    <style:style style:name="T20" style:family="text">
      <style:text-properties fo:font-size="13pt" officeooo:rsid="001dec71" style:font-size-asian="13pt" style:font-size-complex="13pt"/>
    </style:style>
    <style:style style:name="T21" style:family="text">
      <style:text-properties fo:font-size="13pt" officeooo:rsid="001e4a24" style:font-size-asian="13pt" style:font-size-complex="13pt"/>
    </style:style>
    <style:style style:name="T22" style:family="text">
      <style:text-properties fo:font-size="13pt" officeooo:rsid="002013c1" style:font-size-asian="13pt" style:font-size-complex="13pt"/>
    </style:style>
    <style:style style:name="T23" style:family="text">
      <style:text-properties fo:font-size="13pt" officeooo:rsid="00247d5c" style:font-size-asian="13pt" style:font-size-complex="13pt"/>
    </style:style>
    <style:style style:name="T24" style:family="text">
      <style:text-properties fo:font-size="13pt" officeooo:rsid="0020a1ab" style:font-size-asian="13pt" style:font-size-complex="13pt"/>
    </style:style>
    <style:style style:name="T25" style:family="text">
      <style:text-properties fo:font-size="13pt" officeooo:rsid="002500f4" style:font-size-asian="13pt" style:font-size-complex="13pt"/>
    </style:style>
    <style:style style:name="T26" style:family="text">
      <style:text-properties fo:font-size="13pt" officeooo:rsid="002727ea" style:font-size-asian="13pt" style:font-size-complex="13pt"/>
    </style:style>
    <style:style style:name="T27" style:family="text">
      <style:text-properties fo:font-size="13pt" fo:font-weight="bold" officeooo:rsid="000f3c3e" style:font-size-asian="13pt" style:font-weight-asian="bold" style:font-size-complex="13pt" style:font-weight-complex="bold"/>
    </style:style>
    <style:style style:name="T28" style:family="text">
      <style:text-properties fo:font-size="13pt" fo:font-weight="bold" officeooo:rsid="000da4b0" style:font-size-asian="13pt" style:font-weight-asian="bold" style:font-size-complex="13pt" style:font-weight-complex="bold"/>
    </style:style>
    <style:style style:name="T29" style:family="text">
      <style:text-properties fo:font-size="13pt" fo:font-weight="bold" officeooo:rsid="001b5d0a" style:font-size-asian="13pt" style:font-weight-asian="bold" style:font-size-complex="13pt" style:font-weight-complex="bold"/>
    </style:style>
    <style:style style:name="T30" style:family="text">
      <style:text-properties fo:font-size="13pt" fo:font-weight="bold" officeooo:rsid="001e4a24" style:font-size-asian="13pt" style:font-weight-asian="bold" style:font-size-complex="13pt" style:font-weight-complex="bold"/>
    </style:style>
    <style:style style:name="T31" style:family="text">
      <style:text-properties fo:font-size="13pt" style:text-underline-style="solid" style:text-underline-width="auto" style:text-underline-color="font-color" officeooo:rsid="000c9629" style:font-size-asian="13pt" style:font-size-complex="13pt"/>
    </style:style>
    <style:style style:name="T32" style:family="text">
      <style:text-properties fo:font-size="13pt" fo:font-style="italic" officeooo:rsid="001b5d0a" style:font-size-asian="13pt" style:font-style-asian="italic" style:font-size-complex="13pt" style:font-style-complex="italic"/>
    </style:style>
    <style:style style:name="T33" style:family="text">
      <style:text-properties fo:font-size="13pt" fo:font-style="italic" officeooo:rsid="001dec71" style:font-size-asian="13pt" style:font-style-asian="italic" style:font-size-complex="13pt" style:font-style-complex="italic"/>
    </style:style>
    <style:style style:name="T34" style:family="text">
      <style:text-properties fo:font-size="13pt" fo:font-style="italic" officeooo:rsid="00194f41" style:font-size-asian="13pt" style:font-style-asian="italic" style:font-size-complex="13pt" style:font-style-complex="italic"/>
    </style:style>
    <style:style style:name="T35" style:family="text">
      <style:text-properties officeooo:rsid="000f3c3e"/>
    </style:style>
    <style:style style:name="T36" style:family="text">
      <style:text-properties fo:color="#800080" fo:font-size="13pt" officeooo:rsid="000f3c3e" style:font-size-asian="13pt" style:font-size-complex="13pt"/>
    </style:style>
    <style:style style:name="T37" style:family="text">
      <style:text-properties fo:color="#800080" fo:font-size="13pt" officeooo:rsid="000f57f8" style:font-size-asian="13pt" style:font-size-complex="13pt"/>
    </style:style>
    <style:style style:name="T38" style:family="text">
      <style:text-properties fo:color="#800080" fo:font-size="13pt" fo:font-weight="bold" officeooo:rsid="000f3c3e" style:font-size-asian="13pt" style:font-weight-asian="bold" style:font-size-complex="13pt" style:font-weight-complex="bold"/>
    </style:style>
    <style:style style:name="T39" style:family="text">
      <style:text-properties fo:color="#800080" officeooo:rsid="000da4b0"/>
    </style:style>
    <style:style style:name="T40" style:family="text">
      <style:text-properties fo:color="#800080" officeooo:rsid="000f3c3e"/>
    </style:style>
    <style:style style:name="T41" style:family="text">
      <style:text-properties fo:color="#800080" officeooo:rsid="001749c2"/>
    </style:style>
    <style:style style:name="T42" style:family="text">
      <style:text-properties fo:color="#800080" officeooo:rsid="001455de"/>
    </style:style>
    <style:style style:name="T43" style:family="text">
      <style:text-properties officeooo:rsid="001455de"/>
    </style:style>
    <style:style style:name="T44" style:family="text">
      <style:text-properties officeooo:rsid="00194f41"/>
    </style:style>
    <style:style style:name="T45" style:family="text">
      <style:text-properties fo:color="#000000" fo:font-size="13pt" style:font-size-asian="13pt" style:font-size-complex="13pt"/>
    </style:style>
    <style:style style:name="T46" style:family="text">
      <style:text-properties fo:color="#000000" fo:font-size="13pt" officeooo:rsid="00194f41" style:font-size-asian="13pt" style:font-size-complex="13pt"/>
    </style:style>
    <style:style style:name="T47" style:family="text">
      <style:text-properties fo:color="#000000" fo:font-size="13pt" officeooo:rsid="00276c23" style:font-size-asian="13pt" style:font-size-complex="13pt"/>
    </style:style>
    <style:style style:name="T48" style:family="text">
      <style:text-properties fo:color="#000000" fo:font-size="13pt" officeooo:rsid="00278716" style:font-size-asian="13pt" style:font-size-complex="13pt"/>
    </style:style>
    <style:style style:name="T49" style:family="text">
      <style:text-properties fo:color="#000000" fo:font-size="13pt" officeooo:rsid="00293acd" style:font-size-asian="13pt" style:font-size-complex="13pt"/>
    </style:style>
    <style:style style:name="T50" style:family="text">
      <style:text-properties fo:color="#000000" fo:font-size="13pt" officeooo:rsid="002b0a08" style:font-size-asian="13pt" style:font-size-complex="13pt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1b1f49"/>
    </style:style>
    <style:style style:name="T53" style:family="text">
      <style:text-properties officeooo:rsid="001b5d0a"/>
    </style:style>
    <style:style style:name="T54" style:family="text">
      <style:text-properties officeooo:rsid="001dec71"/>
    </style:style>
    <style:style style:name="T55" style:family="text">
      <style:text-properties officeooo:rsid="001e4a24"/>
    </style:style>
    <style:style style:name="T56" style:family="text">
      <style:text-properties officeooo:rsid="002013c1"/>
    </style:style>
    <style:style style:name="T57" style:family="text">
      <style:text-properties officeooo:rsid="0020a1ab"/>
    </style:style>
    <style:style style:name="T58" style:family="text">
      <style:text-properties officeooo:rsid="002285df"/>
    </style:style>
    <style:style style:name="T59" style:family="text">
      <style:text-properties officeooo:rsid="00247d5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194f41" style:font-style-asian="italic" style:font-style-complex="italic"/>
    </style:style>
    <style:style style:name="T62" style:family="text">
      <style:text-properties fo:font-style="italic" officeooo:rsid="001e4a24" style:font-style-asian="italic" style:font-style-complex="italic"/>
    </style:style>
    <style:style style:name="T63" style:family="text">
      <style:text-properties fo:font-style="italic" officeooo:rsid="001dec71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JET POO</text:p>
      <text:p text:style-name="P11">ALGORITHME </text:p>
      <text:p text:style-name="P11">DE CONSTRUCTION </text:p>
      <text:p text:style-name="P11">DES FONCTIONS</text:p>
      <text:p text:style-name="P1"/>
      <text:p text:style-name="P1"><text:tab/>Des algorithmes qui décrivent le fonctionnement des différentes fonctions à implémenter dans le wargame.</text:p>
      <text:p text:style-name="P1"/>
      <text:p text:style-name="P7">Code couleur : </text:p>
      <text:p text:style-name="P7">NOIR : code « pure »</text:p>
      <text:p text:style-name="P16">VERT : commentaires</text:p>
      <text:p text:style-name="P19"><text:span text:style-name="T36">VIOLET: algo/code/description du code</text:span><text:span text:style-name="T11"> </text:span></text:p>
      <text:p text:style-name="P1"/>
      <text:p text:style-name="P8">PARAMETRE D’ENTREE</text:p>
      <text:p text:style-name="P3"/>
      <text:p text:style-name="P3">Carte[o1][o2] <text:span text:style-name="T44">jeux</text:span> <text:span text:style-name="T3">une carte d’élement de taille o1xo2 aléatoire</text:span></text:p>
      <text:p text:style-name="P3"/>
      <text:p text:style-name="P3">Personnage equipe[10][2] <text:s text:c="2"/><text:span text:style-name="T3">la liste des personnages, avec 10 le nombre de personnage et 2 le nombre de joueurs. </text:span></text:p>
      <text:p text:style-name="P3"/>
      <text:p text:style-name="P12">Par défaut, le joueur 0 et le joueur, et le joueur 1 est l’IA. </text:p>
      <text:p text:style-name="P1"/>
      <text:p text:style-name="P9"><text:span text:style-name="T2">Tout les personnages et la carte sont bien créé au préalable </text:span><text:span text:style-name="T7">dans le tableau equipe</text:span>. </text:p>
      <text:p text:style-name="P1"/>
      <text:p text:style-name="P14">On suppose l’existence de macro NBPERSO et NBJOUEUR qui correspondent au nombre de perso max et au nombre de joueurs max (le nombre de perso devrait toujours être égal à 10 <text:span text:style-name="T43">et NBJOUEUR égal à 2</text:span>, mais c’est au cas où)</text:p>
      <text:p text:style-name="P2"/>
      <text:p text:style-name="P8"><text:tab/>ROUE DES TOURS <text:span text:style-name="T1"><text:s/></text:span></text:p>
      <text:p text:style-name="P23">Là, on est dans un while qui persiste tant que dure la partie. </text:p>
      <text:p text:style-name="P24">La partie se termine quand le dernier Personnage d’une des deux équipes meure. </text:p>
      <text:p text:style-name="P31"/>
      <text:p text:style-name="P3">int indicePerso<text:tab/><text:span text:style-name="T2">indice correspondant à IDPerso - 1</text:span></text:p>
      <text:p text:style-name="P3">int indiceJoueur<text:tab/><text:span text:style-name="T2">indice correspondnat à JoueurPerso </text:span></text:p>
      <text:p text:style-name="P37">int termine = 0; </text:p>
      <text:p text:style-name="P13">on parcours le tableau d’equipe de la 10ème case à la 1ère. </text:p>
      <text:p text:style-name="P3"/>
      <text:p text:style-name="P49"><text:span text:style-name="T15">While termine!=0){</text:span></text:p>
      <text:p text:style-name="P3"><text:tab/>for(indicePerso = <text:span text:style-name="T8">NBPERSO-1</text:span> ; indicePerso = 1 ; indicePerso++){</text:p>
      <text:p text:style-name="P3"><text:tab/><text:tab/>for(indiceJoueur=0 ; indiceJoueur=NBJOUEUR ; <text:span text:style-name="T8">indiceJoueur++){</text:span></text:p>
      <text:p text:style-name="P3"><text:tab/><text:tab/><text:tab/><text:span text:style-name="T8">if(equipe[indicePerso][indiceJoueur].etat!= MORT){</text:span></text:p>
      <text:p text:style-name="P3"><text:tab/><text:tab/><text:tab/><text:tab/><text:span text:style-name="T8">if(indiceJoueur == 1){</text:span></text:p>
      <text:p text:style-name="P4"><text:tab/><text:tab/><text:tab/><text:tab/><text:tab/><text:span text:style-name="T39">jouerJoueu</text:span><text:span text:style-name="T40">r</text:span><text:span text:style-name="T39">(equipe[indicePerso][indiceJoueur],</text:span><text:span text:style-name="T41">carte</text:span><text:span text:style-name="T39">) ;</text:span></text:p>
      <text:p text:style-name="P25">equipeMort renvois 1 si tout les Personnages de indiceJoueur sont mort et 0 sinon. </text:p>
      <text:p text:style-name="P4"><text:tab/><text:tab/><text:tab/><text:tab/><text:span text:style-name="T8">}</text:span></text:p>
      <text:p text:style-name="P4"><text:tab/><text:tab/><text:tab/><text:tab/><text:span text:style-name="T8">else{</text:span></text:p>
      <text:p text:style-name="P35"><text:span text:style-name="T8"><text:tab/><text:tab/><text:tab/><text:tab/><text:tab/></text:span><text:span text:style-name="T39">jouer</text:span><text:span text:style-name="T40">IA</text:span><text:span text:style-name="T39">(equipe[indicePerso][indiceJoueur],</text:span><text:span text:style-name="T41">carte</text:span><text:span text:style-name="T39">) ;</text:span></text:p>
      <text:p text:style-name="P4"><text:soft-page-break/><text:tab/><text:tab/><text:tab/><text:tab/><text:span text:style-name="T8">}</text:span></text:p>
      <text:p text:style-name="P36"><text:tab/><text:tab/><text:tab/><text:tab/><text:span text:style-name="T42">jeux = equipeMort(equipe,indiceJoueur) ;</text:span></text:p>
      <text:p text:style-name="P5"><text:tab/><text:tab/><text:tab/>}</text:p>
      <text:p text:style-name="P3"><text:tab/><text:tab/><text:span text:style-name="T8">}</text:span></text:p>
      <text:p text:style-name="P3"><text:tab/>}</text:p>
      <text:p text:style-name="P37">}</text:p>
      <text:p text:style-name="P3"/>
      <text:p text:style-name="P50"><text:span text:style-name="T31"><text:tab/>TOUR DE JEUX </text:span><text:span text:style-name="T14"><text:s/></text:span><text:span text:style-name="T10">(fonction </text:span><text:span text:style-name="T28">jouer</text:span><text:span text:style-name="T27">Joueur</text:span><text:span text:style-name="T10">(Personnage p, </text:span><text:span text:style-name="T17">Carte</text:span><text:span text:style-name="T18">[][] </text:span><text:span text:style-name="T17">jeu</text:span><text:span text:style-name="T10">))</text:span></text:p>
      <text:p text:style-name="P26">rappel : les coordonnée du personnage sont dans p.getX() et p.getX() : permet de connaître l’indice dans la carte de l’Element sur lequel il se trouve (pour le calcul des distances entre autre)</text:p>
      <text:p text:style-name="P3"/>
      <text:p text:style-name="P14">on réinitialise tout les paramètres d’actions du personnage : </text:p>
      <text:p text:style-name="P5"/>
      <text:p text:style-name="P5">p.attaque = 1 ;</text:p>
      <text:p text:style-name="P5">p.pm = p.vitesse ;</text:p>
      <text:p text:style-name="P5"/>
      <text:p text:style-name="P14">on se place en attente d’action du personnage </text:p>
      <text:p text:style-name="P5"/>
      <text:p text:style-name="P5">while(p.attaque != 0 &amp;&amp; p.pm != 0){</text:p>
      <text:p text:style-name="P6"><text:tab/><text:span text:style-name="T4">au choix : </text:span></text:p>
      <text:p text:style-name="P17"><text:span text:style-name="T9"><text:tab/><text:tab/></text:span><text:span text:style-name="T10">choix 1 : on fait un jeux basique parce que pas le temps : alors il existe deux un unique type d’action possible: </text:span></text:p>
      <text:p text:style-name="P15"><text:tab/><text:tab/><text:tab/>-<text:span text:style-name="T8">lorsqu’on clique sur une case a portée de vue du personnage, sois :</text:span></text:p>
      <text:p text:style-name="P15"><text:tab/><text:tab/><text:tab/><text:tab/><text:span text:style-name="T8">il y a un ennemi : p l’attaque. </text:span></text:p>
      <text:p text:style-name="P15"><text:tab/><text:tab/><text:tab/><text:tab/><text:span text:style-name="T8">Il y a un allié : rien </text:span></text:p>
      <text:p text:style-name="P15"><text:tab/><text:tab/><text:tab/><text:tab/><text:span text:style-name="T8">il y a rien et le terrain est favorable : s’y deplace (si la case est juste à coté)</text:span></text:p>
      <text:p text:style-name="P15"><text:tab/><text:tab/><text:tab/><text:tab/><text:span text:style-name="T8">C’est la case sur laquelle est p : il se repose ou passe son tour (s’il a déjà bougé et/ou attaquer)</text:span></text:p>
      <text:p text:style-name="P15"><text:tab/><text:tab/><text:span text:style-name="T8">choix 2 : on verra plus tard parce qu’a mon avis on aura pas le temps</text:span></text:p>
      <text:p text:style-name="P6"/>
      <text:p text:style-name="P14">partons donc sur le choix 1 : </text:p>
      <text:p text:style-name="P5"/>
      <text:p text:style-name="P20">on attend un clic de la part du Joueur. <text:span text:style-name="T35">On prend les coordonnées du clic, on adapte en position sur la carte, et on regarde le contenu de la case élément, </text:span><text:span text:style-name="T52">on pose x2 et y2 la position de la case élément</text:span><text:span text:style-name="T35"> : </text:span></text:p>
      <text:p text:style-name="P53"><text:span text:style-name="T10">O</text:span><text:span text:style-name="T9">n considère ici x et y les coordonnées de la case sur laquelle </text:span><text:span text:style-name="T26">on a cliqué. </text:span></text:p>
      <text:p text:style-name="P53"><text:span text:style-name="T26"><text:tab/></text:span></text:p>
      <text:p text:style-name="P21"><text:span text:style-name="T10"><text:tab/>-</text:span><text:span text:style-name="T11">si élément est vide </text:span><text:span text:style-name="T27">et</text:span><text:span text:style-name="T11"> </text:span><text:span text:style-name="T13">est</text:span><text:span text:style-name="T11"> à coté de la case o</text:span><text:span text:style-name="T13">ù</text:span><text:span text:style-name="T11"> se trouve p </text:span><text:span text:style-name="T27">et</text:span><text:span text:style-name="T11"> si p.pm!= 0 </text:span><text:span text:style-name="T27">et</text:span><text:span text:style-name="T11"> si élément.nature!= montagne/eau : <text:s/>on le déplace dessus (on verra plus tard pour les personnages spéciaux). Cela réduit p.pm de 1. </text:span></text:p>
      <text:p text:style-name="P61"><text:span text:style-name="T46"><text:tab/></text:span><text:span text:style-name="T45">if(</text:span><text:span text:style-name="T49">this[x][y].occupe == 0 </text:span><text:span text:style-name="T45">){</text:span></text:p>
      <text:p text:style-name="P61"><text:span text:style-name="T46"><text:tab/><text:tab/>p</text:span><text:span text:style-name="T45">ositiondepart =p.getpos()) ;</text:span></text:p>
      <text:p text:style-name="P61"><text:span text:style-name="T45"><text:tab/><text:tab/>positionarrive = new Position(x,y) ;</text:span></text:p>
      <text:p text:style-name="P63"><text:span text:style-name="T5">on deplace le personnage sans verifier s’il a le mouvement</text:span><text:span text:style-name="T45"> </text:span></text:p>
      <text:p text:style-name="P61"><text:span text:style-name="T45"><text:tab/><text:tab/>//</text:span><text:span text:style-name="T49">if(this.distance(positiondepart,positionarrive) ≤ p.getPm()){</text:span></text:p>
      <text:p text:style-name="P54"><text:span text:style-name="T46"><text:tab/><text:tab/><text:tab/>jeu.deplace</text:span><text:span text:style-name="T47">ment</text:span><text:span text:style-name="T46">(p</text:span><text:span text:style-name="T47">ositiond</text:span><text:span text:style-name="T48">epart</text:span><text:span text:style-name="T46">,</text:span><text:span text:style-name="T47">position</text:span><text:span text:style-name="T48">arrive</text:span><text:span text:style-name="T46">) ;</text:span></text:p>
      <text:p text:style-name="P62"><text:soft-page-break/><text:span text:style-name="T46"><text:tab/><text:tab/>//}</text:span></text:p>
      <text:p text:style-name="P61"><text:span text:style-name="T46"><text:tab/></text:span><text:span text:style-name="T45">}</text:span></text:p>
      <text:p text:style-name="P21"><text:span text:style-name="T11"><text:tab/>-si élément contient un ennemi </text:span><text:span text:style-name="T12">d</text:span><text:span text:style-name="T11"> </text:span><text:span text:style-name="T27">et</text:span><text:span text:style-name="T11"> est a portee d’attaque de la case de p </text:span><text:span text:style-name="T27">et </text:span><text:span text:style-name="T11">p.attaque!= 1 : p attaque l’ennemi situé sur Element.</text:span></text:p>
      <text:p text:style-name="P18"><text:span text:style-name="T11">O</text:span><text:span text:style-name="T9">n récupère le perso qui est dans la case </text:span></text:p>
      <text:p text:style-name="P55"><text:span text:style-name="T11">P</text:span><text:span text:style-name="T9">ersonnage </text:span><text:span text:style-name="T16">cible</text:span><text:span text:style-name="T9"> = élément.getPersonnage(</text:span><text:span text:style-name="T17">0</text:span><text:span text:style-name="T9">) </text:span><text:span text:style-name="T6">0 car pour l’instant chaque case ne contient qu’un seul Personnage (qui sera donc toujours placé sur 0. </text:span></text:p>
      <text:p text:style-name="P22"><text:span text:style-name="T17">jeu</text:span><text:span text:style-name="T9">.</text:span><text:span text:style-name="T11">P</text:span><text:span text:style-name="T9">ersoAttaque(</text:span><text:span text:style-name="T17">p,cible</text:span><text:span text:style-name="T9">) <text:s/></text:span><text:span text:style-name="T5"><text:s/></text:span><text:span text:style-name="T6">on utilisera les position de p et cible pour savoir sur quelle case agir. </text:span></text:p>
      <text:p text:style-name="P21"><text:span text:style-name="T11"><text:tab/>-si élément est la même case que celle de p </text:span><text:span text:style-name="T27">et</text:span><text:span text:style-name="T11"> (p.attaque !=0 </text:span><text:span text:style-name="T27">et</text:span><text:span text:style-name="T11"> p.pm== p.vitesse) : p se repose. </text:span></text:p>
      <text:p text:style-name="P22"><text:span text:style-name="T19">jeu</text:span><text:span text:style-name="T11">.</text:span><text:span text:style-name="T19">PersoR</text:span><text:span text:style-name="T9">epos(</text:span><text:span text:style-name="T19">p</text:span><text:span text:style-name="T9">)</text:span></text:p>
      <text:p text:style-name="P19"><text:span text:style-name="T36"><text:tab/>-si élément est la même case que celle de p et (p.attaque ==0 </text:span><text:span text:style-name="T38">ou</text:span><text:span text:style-name="T36"> p.pm &lt; p.vitesse) : p </text:span><text:span text:style-name="T37">passe son tour</text:span><text:span text:style-name="T36">. </text:span></text:p>
      <text:p text:style-name="P22"><text:span text:style-name="T19">jeu</text:span><text:span text:style-name="T11">.</text:span><text:span text:style-name="T19">Perso</text:span><text:span text:style-name="T9">passeTour(</text:span><text:span text:style-name="T19">p</text:span><text:span text:style-name="T9">)</text:span></text:p>
      <text:p text:style-name="P19"><text:span text:style-name="T36"><text:tab/></text:span><text:span text:style-name="T37">-sinon : rien ne se passe : le clique ne prend pas effet</text:span></text:p>
      <text:p text:style-name="P6"><text:span text:style-name="T8">}</text:span></text:p>
      <text:p text:style-name="P38"/>
      <text:p text:style-name="P40">public void <text:span text:style-name="T51">PersoRepos</text:span>(Personnage perso){</text:p>
      <text:p text:style-name="P28">le personnage annule tout ses actions et se repose. </text:p>
      <text:p text:style-name="P40"><text:tab/>Int x = perso.getPos().getX();</text:p>
      <text:p text:style-name="P40"><text:tab/>int y = perso.getPos().getY();</text:p>
      <text:p text:style-name="P40"><text:tab/>perso.repos() ;</text:p>
      <text:p text:style-name="P40">}</text:p>
      <text:p text:style-name="P40"/>
      <text:p text:style-name="P56"><text:span text:style-name="T19">public void </text:span><text:span text:style-name="T29">PersoPasseTour</text:span><text:span text:style-name="T19">(Personnage perso){</text:span></text:p>
      <text:p text:style-name="P28">le personnage annule tout ses actions et passe son tour. </text:p>
      <text:p text:style-name="P40"><text:tab/>Int x = perso.getPos().getX();</text:p>
      <text:p text:style-name="P40"><text:tab/>int y = perso.getPos().getY();</text:p>
      <text:p text:style-name="P56"><text:span text:style-name="T19"><text:tab/>perso.passeTour() ;</text:span></text:p>
      <text:p text:style-name="P40">}</text:p>
      <text:p text:style-name="P40"><text:tab/></text:p>
      <text:p text:style-name="P41">public void <text:span text:style-name="T51">PersoAttaque</text:span>(Personnage attaquant, Personnage defenseur){</text:p>
      <text:p text:style-name="P41"><text:tab/><text:span text:style-name="T2">Le personnage attaquant porte une attaque au defenseur</text:span></text:p>
      <text:p text:style-name="P29"><text:tab/>on applique l’attaque.</text:p>
      <text:p text:style-name="P42"><text:tab/><text:span text:style-name="T53">Int xa = a</text:span><text:span text:style-name="T54">ttaquant</text:span><text:span text:style-name="T53">.getPos().getX();</text:span></text:p>
      <text:p text:style-name="P57"><text:span text:style-name="T19"><text:tab/>int y</text:span><text:span text:style-name="T20">a</text:span><text:span text:style-name="T19"> = </text:span><text:span text:style-name="T20">attaquant</text:span><text:span text:style-name="T19">.getPos().getY();</text:span></text:p>
      <text:p text:style-name="P57"><text:span text:style-name="T19"><text:tab/>Int x</text:span><text:span text:style-name="T20">d</text:span><text:span text:style-name="T19"> =</text:span><text:span text:style-name="T21">defenseur</text:span><text:span text:style-name="T19">.getPos().getX();</text:span></text:p>
      <text:p text:style-name="P58"><text:span text:style-name="T19"><text:tab/>int y</text:span><text:span text:style-name="T20">d</text:span><text:span text:style-name="T19"> =</text:span><text:span text:style-name="T21">defenseur </text:span><text:span text:style-name="T19">.getPos().getY();</text:span></text:p>
      <text:p text:style-name="P60"><text:span text:style-name="T19"><text:tab/></text:span><text:span text:style-name="T25">attaquant</text:span><text:span text:style-name="T24">.set</text:span><text:span text:style-name="T25">Attaque</text:span><text:span text:style-name="T24">(</text:span><text:span text:style-name="T25">attaquant</text:span><text:span text:style-name="T24">.</text:span><text:span text:style-name="T25">getAttaque</text:span><text:span text:style-name="T24">()-1) ;</text:span></text:p>
      <text:p text:style-name="P60"><text:span text:style-name="T19"><text:tab/></text:span><text:span text:style-name="T20">attaquant.attaque(défenseur) ;</text:span></text:p>
      <text:p text:style-name="P41"><text:tab/><text:span text:style-name="T2">On verifie si le defenseur peut riposter</text:span> </text:p>
      <text:p text:style-name="P41"><text:tab/>if(this.Peut<text:span text:style-name="T55">R</text:span>iposter(attaquant,defenseur){</text:p>
      <text:p text:style-name="P41"><text:tab/><text:tab/><text:span text:style-name="T2">defenseur riposte</text:span> <text:s/></text:p>
      <text:p text:style-name="P44"><text:tab/><text:tab/><text:span text:style-name="T57">defenseur.setRiposte(defenseur.getRiposte()-1) ;</text:span></text:p>
      <text:p text:style-name="P48"><text:tab/><text:tab/><text:span text:style-name="T58">defenseur.attaque(attaquant);</text:span></text:p>
      <text:p text:style-name="P41"><text:tab/>}</text:p>
      <text:p text:style-name="P41">}</text:p>
      <text:p text:style-name="P41"><text:soft-page-break/></text:p>
      <text:p text:style-name="P58"><text:span text:style-name="T21">public boolean </text:span><text:span text:style-name="T30">PeutRiposter</text:span><text:span text:style-name="T21">(Personnage attaquant, Personnage defenseur){</text:span></text:p>
      <text:p text:style-name="P30">renvoir vrai si defenseur peut riposter (possède encore une riposte et est à portée de attaquant), faux sinon</text:p>
      <text:p text:style-name="P30"><text:tab/>On prend les coordonnées des perso et on les enlèves de la carte pour les remettre après la mise à jour</text:p>
      <text:p text:style-name="P43"><text:tab/><text:span text:style-name="T53">Int xa = a</text:span><text:span text:style-name="T54">ttaquant</text:span><text:span text:style-name="T53">.getPos().getX();</text:span></text:p>
      <text:p text:style-name="P58"><text:span text:style-name="T19"><text:tab/>int y</text:span><text:span text:style-name="T20">a</text:span><text:span text:style-name="T19"> = </text:span><text:span text:style-name="T20">attaquant</text:span><text:span text:style-name="T19">.getPos().getY();</text:span></text:p>
      <text:p text:style-name="P58"><text:span text:style-name="T19"><text:tab/>Int x</text:span><text:span text:style-name="T20">d</text:span><text:span text:style-name="T19"> =</text:span><text:span text:style-name="T21">defenseur</text:span><text:span text:style-name="T19">.getPos().getX();</text:span></text:p>
      <text:p text:style-name="P58"><text:span text:style-name="T19"><text:tab/>int y</text:span><text:span text:style-name="T20">d</text:span><text:span text:style-name="T19"> =</text:span><text:span text:style-name="T21">defenseur </text:span><text:span text:style-name="T19">.getPos().getY();</text:span></text:p>
      <text:p text:style-name="P46"/>
      <text:p text:style-name="P59"><text:span text:style-name="T21"><text:tab/></text:span><text:span text:style-name="T23">return </text:span><text:span text:style-name="T21">(/*this[xd][yd].distance(xa,ya) ≤ </text:span><text:span text:style-name="T24">defenseur.getPortee() &amp;&amp;*/ defenseur.getRiposte()!=0</text:span><text:span text:style-name="T21">)</text:span><text:span text:style-name="T23">;</text:span></text:p>
      <text:p text:style-name="P47"><text:span text:style-name="T59">}</text:span><text:tab/>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17:40:25.30</meta:creation-date>
    <dc:date>2022-01-04T15:55:21.585707566</dc:date>
    <meta:editing-duration>PT6H24M27S</meta:editing-duration>
    <meta:editing-cycles>73</meta:editing-cycles>
    <meta:generator>LibreOffice/6.4.7.2$Linux_X86_64 LibreOffice_project/40$Build-2</meta:generator>
    <meta:document-statistic meta:table-count="0" meta:image-count="0" meta:object-count="0" meta:page-count="4" meta:paragraph-count="114" meta:word-count="861" meta:character-count="5568" meta:non-whitespace-character-count="4658"/>
  </office:meta>
</office:document-meta>
</file>